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2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9"/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6.13833333333333cm" style:use-optimal-column-width="true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1.24354166666667cm"/>
    </style:style>
    <style:style style:name="co5" style:family="table-column">
      <style:table-column-properties fo:break-before="auto" style:column-width="1.61395833333333cm" style:use-optimal-column-width="true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6.323541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56645833333333cm" style:use-optimal-column-width="true"/>
    </style:style>
    <style:style style:name="co12" style:family="table-column">
      <style:table-column-properties fo:break-before="auto" style:column-width="1.45520833333333cm" style:use-optimal-column-width="true"/>
    </style:style>
    <style:style style:name="co13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99.75pt" style:use-optimal-row-height="false" fo:break-before="auto"/>
    </style:style>
    <style:style style:name="ta1" style:family="table" style:master-page-name="mp1">
      <style:table-properties table:display="true" table:tab-color="#83E28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table:tab-color="#ADADAD" style:writing-mode="lr-tb"/>
    </style:style>
    <style:style style:name="ce6" style:family="table-cell">
      <style:map style:condition="of:is-true-formula(NOT(ISERROR(SEARCH(&quot;Beschreibung hinzufügen&quot;;[.A5]))))" style:apply-style-name="cf6" style:base-cell-address="TODO.A5"/>
      <style:map style:condition="of:is-true-formula(COM.MICROSOFT.FLOOR([.A5];1)=TODAY())" style:apply-style-name="cf5" style:base-cell-address="TODO.A5"/>
    </style:style>
    <style:style style:name="ce7" style:family="table-cell" style:parent-style-name="Default" style:data-style-name="N2">
      <style:map style:condition="of:is-true-formula(NOT(ISERROR(SEARCH(&quot;Beschreibung hinzufügen&quot;;[.A5]))))" style:apply-style-name="cf6" style:base-cell-address="TODO.A5"/>
      <style:map style:condition="of:is-true-formula(COM.MICROSOFT.FLOOR([.A5];1)=TODAY())" style:apply-style-name="cf5" style:base-cell-address="TODO.A5"/>
    </style:style>
    <style:style style:name="ce8" style:family="table-cell" style:parent-style-name="Default" style:data-style-name="N19">
      <style:map style:condition="of:is-true-formula(NOT(ISERROR(SEARCH(&quot;Beschreibung hinzufügen&quot;;[.C11]))))" style:apply-style-name="cf6" style:base-cell-address="TODO.C11"/>
      <style:map style:condition="of:is-true-formula(COM.MICROSOFT.FLOOR([.C11];1)=TODAY())" style:apply-style-name="cf5" style:base-cell-address="TODO.C11"/>
      <style:map style:condition="of:is-true-formula(NOT(ISERROR(SEARCH(&quot;Beschreibung hinzufügen&quot;;[.A5]))))" style:apply-style-name="cf6" style:base-cell-address="TODO.A5"/>
      <style:map style:condition="of:is-true-formula(COM.MICROSOFT.FLOOR([.A5];1)=TODAY())" style:apply-style-name="cf5" style:base-cell-address="TODO.A5"/>
      <style:map style:condition="of:cell-content()&lt;TODAY()+3" style:apply-style-name="cf4" style:base-cell-address="TODO.C5"/>
    </style:style>
    <style:style style:name="ce9" style:family="table-cell" style:parent-style-name="Default" style:data-style-name="N36">
      <style:map style:condition="of:is-true-formula(NOT(ISERROR(SEARCH(&quot;Beschreibung hinzufügen&quot;;[.A5]))))" style:apply-style-name="cf6" style:base-cell-address="TODO.A5"/>
      <style:map style:condition="of:is-true-formula(COM.MICROSOFT.FLOOR([.A5];1)=TODAY())" style:apply-style-name="cf5" style:base-cell-address="TODO.A5"/>
      <style:map style:condition="of:cell-content()&lt;TODAY()+3" style:apply-style-name="cf4" style:base-cell-address="TODO.C5"/>
    </style:style>
    <style:style style:name="ce10" style:family="table-cell" style:parent-style-name="Default" style:data-style-name="N19">
      <style:map style:condition="of:is-true-formula(NOT(ISERROR(SEARCH(&quot;Beschreibung hinzufügen&quot;;[.A5]))))" style:apply-style-name="cf6" style:base-cell-address="TODO.A5"/>
      <style:map style:condition="of:is-true-formula(COM.MICROSOFT.FLOOR([.A5];1)=TODAY())" style:apply-style-name="cf5" style:base-cell-address="TODO.A5"/>
      <style:map style:condition="of:cell-content()&lt;TODAY()+3" style:apply-style-name="cf4" style:base-cell-address="TODO.C5"/>
    </style:style>
    <style:style style:name="ce11" style:family="table-cell" style:parent-style-name="Default" style:data-style-name="N19">
      <style:map style:condition="of:is-true-formula(NOT(ISERROR(SEARCH(&quot;Beschreibung hinzufügen&quot;;[.C13]))))" style:apply-style-name="cf6" style:base-cell-address="TODO.C13"/>
      <style:map style:condition="of:is-true-formula(COM.MICROSOFT.FLOOR([.C13];1)=TODAY())" style:apply-style-name="cf5" style:base-cell-address="TODO.C13"/>
      <style:map style:condition="of:is-true-formula(NOT(ISERROR(SEARCH(&quot;Beschreibung hinzufügen&quot;;[.A5]))))" style:apply-style-name="cf6" style:base-cell-address="TODO.A5"/>
      <style:map style:condition="of:is-true-formula(COM.MICROSOFT.FLOOR([.A5];1)=TODAY())" style:apply-style-name="cf5" style:base-cell-address="TODO.A5"/>
      <style:map style:condition="of:cell-content()&lt;TODAY()+3" style:apply-style-name="cf4" style:base-cell-address="TODO.C5"/>
    </style:style>
    <style:style style:name="ce12" style:family="table-cell" style:parent-style-name="Default" style:data-style-name="N19">
      <style:map style:condition="of:is-true-formula(NOT(ISERROR(SEARCH(&quot;Beschreibung hinzufügen&quot;;[.C12]))))" style:apply-style-name="cf6" style:base-cell-address="TODO.C12"/>
      <style:map style:condition="of:is-true-formula(COM.MICROSOFT.FLOOR([.C12];1)=TODAY())" style:apply-style-name="cf5" style:base-cell-address="TODO.C12"/>
      <style:map style:condition="of:is-true-formula(NOT(ISERROR(SEARCH(&quot;Beschreibung hinzufügen&quot;;[.A5]))))" style:apply-style-name="cf6" style:base-cell-address="TODO.A5"/>
      <style:map style:condition="of:is-true-formula(COM.MICROSOFT.FLOOR([.A5];1)=TODAY())" style:apply-style-name="cf5" style:base-cell-address="TODO.A5"/>
      <style:map style:condition="of:cell-content()&lt;TODAY()+3" style:apply-style-name="cf4" style:base-cell-address="TODO.C5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solid" draw:fill-color="#4ea72e" draw:opacity="100%" draw:stroke="solid" svg:stroke-width="0.02083in" svg:stroke-color="#1c440d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ate() and cell-content-is-between(TODAY(),73051)" table:base-cell-address="TODO.C5">
          <table:help-message table:display="true"/>
          <table:error-message table:display="true"/>
        </table:content-validation>
        <table:content-validation table:name="val2" table:condition="of:cell-content-is-in-list($$Gruppe)" table:base-cell-address="TODO.A5">
          <table:help-message table:display="true"/>
          <table:error-message table:display="true"/>
        </table:content-validation>
        <table:content-validation table:name="val3" table:condition="of:cell-content-is-in-list($$Team)" table:base-cell-address="TODO.F5">
          <table:help-message table:display="true"/>
          <table:error-message table:display="true"/>
        </table:content-validation>
        <table:content-validation table:name="val4" table:condition="of:cell-content-is-whole-number() and cell-content-is-between(1,3)">
          <table:help-message table:display="true"/>
          <table:error-message table:display="true"/>
        </table:content-validation>
        <table:content-validation table:name="val5">
          <table:help-message table:display="true">
            <text:p>Prio eintragen.</text:p>
            <text:p>1 - hoch</text:p>
            <text:p>2 - mittel</text:p>
            <text:p>3 - niedrig</text:p>
          </table:help-message>
          <table:error-message table:display="true"/>
        </table:content-validation>
        <table:content-validation table:name="val6" table:condition="of:cell-content-is-in-list(&quot;offen&quot;;&quot;in Arbeit&quot;;&quot;Prüfung&quot;;&quot;erledigt&quot;)">
          <table:help-message table:display="true"/>
          <table:error-message table:display="true"/>
        </table:content-validation>
      </table:content-validations>
      <table:table table:name="TO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table:style-name="ce1">
            <draw:custom-shape svg:x="0.14583in" svg:y="0.04167in" svg:width="0.83333in" svg:height="0.59375in" draw:z-index="1" draw:id="id0" draw:style-name="a4" draw:name="Rechteck 2">
              <svg:title/>
              <svg:desc/>
              <text:p text:style-name="a1" text:class-names="" text:cond-style-name=""><text:span text:style-name="a0" text:class-names="">neues</text:span></text:p>
              <text:p text:style-name="a3" text:class-names="" text:cond-style-name=""><text:span text:style-name="a2" text:class-names="">TODO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">
            <text:p>TODO-Gruppe</text:p>
          </table:table-cell>
          <table:table-cell office:value-type="string" table:style-name="ce1">
            <text:p>TODO</text:p>
          </table:table-cell>
          <table:table-cell office:value-type="string" table:style-name="ce1">
            <text:p>Datum</text:p>
          </table:table-cell>
          <table:table-cell office:value-type="string" table:content-validation-name="val5" table:style-name="ce1">
            <text:p>Prio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Verantwortlicher</text:p>
          </table:table-cell>
          <table:table-cell office:value-type="string" table:style-name="ce1">
            <text:p>Projektabschnitt</text:p>
          </table:table-cell>
          <table:table-cell office:value-type="string" table:style-name="ce1">
            <text:p>Aufwand in Std.</text:p>
          </table:table-cell>
          <table:table-cell office:value-type="string" table:style-name="ce1">
            <text:p>Notizen</text:p>
          </table:table-cell>
          <table:table-cell table:number-columns-repeated="16375"/>
        </table:table-row>
        <table:table-row table:style-name="ro1">
          <table:table-cell office:value-type="string" table:content-validation-name="val2" table:style-name="ce6">
            <text:p>General</text:p>
          </table:table-cell>
          <table:table-cell office:value-type="string" table:style-name="ce6">
            <text:p>Git anlegen</text:p>
          </table:table-cell>
          <table:table-cell office:value-type="date" office:date-value="2024-11-18T00:00:00" table:formula="of:=TODAY()" table:content-validation-name="val1" table:style-name="ce9">
            <text:p>18.11.2024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string" table:content-validation-name="val6" table:style-name="ce6">
            <text:p>erledigt</text:p>
          </table:table-cell>
          <table:table-cell office:value-type="string" table:content-validation-name="val3" table:style-name="ce6">
            <text:p>Dennis Haaf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content-validation-name="val2" table:style-name="ce6">
            <text:p>Doku</text:p>
          </table:table-cell>
          <table:table-cell office:value-type="string" table:style-name="ce6">
            <text:p>Docs schreiben</text:p>
          </table:table-cell>
          <table:table-cell office:value-type="date" office:date-value="2024-11-19T00:00:00" table:content-validation-name="val1" table:style-name="ce9">
            <text:p>19.11.2024</text:p>
          </table:table-cell>
          <table:table-cell office:value-type="float" office:value="2" table:content-validation-name="val4" table:style-name="ce6">
            <text:p>2</text:p>
          </table:table-cell>
          <table:table-cell office:value-type="string" table:content-validation-name="val6" table:style-name="ce6">
            <text:p>offen</text:p>
          </table:table-cell>
          <table:table-cell office:value-type="string" table:content-validation-name="val3" table:style-name="ce6">
            <text:p>Alle</text:p>
          </table:table-cell>
          <table:table-cell table:style-name="ce6"/>
          <table:table-cell table:style-name="ce7"/>
          <table:table-cell table:style-name="ce6"/>
          <table:table-cell table:number-columns-repeated="16375"/>
        </table:table-row>
        <table:table-row table:style-name="ro1">
          <table:table-cell office:value-type="string" table:content-validation-name="val2" table:style-name="ce6">
            <text:p>General</text:p>
          </table:table-cell>
          <table:table-cell office:value-type="string" table:style-name="ce6">
            <text:p>Folder für Docs und Projekt anlegen</text:p>
          </table:table-cell>
          <table:table-cell office:value-type="date" office:date-value="2024-11-18T00:00:00" table:content-validation-name="val1" table:style-name="ce9">
            <text:p>18.11.2024</text:p>
          </table:table-cell>
          <table:table-cell office:value-type="float" office:value="2" table:content-validation-name="val4" table:style-name="ce6">
            <text:p>2</text:p>
          </table:table-cell>
          <table:table-cell table:content-validation-name="val6" table:style-name="ce6"/>
          <table:table-cell office:value-type="string" table:content-validation-name="val3" table:style-name="ce6">
            <text:p>Dennis Haaf</text:p>
          </table:table-cell>
          <table:table-cell table:style-name="ce6"/>
          <table:table-cell table:style-name="ce6"/>
          <table:table-cell table:style-name="ce6"/>
          <table:table-cell table:number-columns-repeated="16375"/>
        </table:table-row>
        <table:table-row table:style-name="ro1">
          <table:table-cell office:value-type="string" table:content-validation-name="val2" table:style-name="ce6">
            <text:p>General</text:p>
          </table:table-cell>
          <table:table-cell office:value-type="string" table:style-name="ce6">
            <text:p>1. Schritte mit Blazor</text:p>
          </table:table-cell>
          <table:table-cell office:value-type="date" office:date-value="2024-11-24T00:00:00" table:content-validation-name="val1" table:style-name="ce9">
            <text:p>24.11.2024</text:p>
          </table:table-cell>
          <table:table-cell office:value-type="float" office:value="1" table:content-validation-name="val4" table:style-name="ce6">
            <text:p>1</text:p>
          </table:table-cell>
          <table:table-cell table:content-validation-name="val6" table:style-name="ce6"/>
          <table:table-cell office:value-type="string" table:content-validation-name="val3" table:style-name="ce6">
            <text:p>Alle</text:p>
          </table:table-cell>
          <table:table-cell table:style-name="ce6"/>
          <table:table-cell table:style-name="ce6"/>
          <table:table-cell table:style-name="ce6"/>
          <table:table-cell table:number-columns-repeated="16375"/>
        </table:table-row>
        <table:table-row table:style-name="ro1">
          <table:table-cell office:value-type="string" table:content-validation-name="val2" table:style-name="ce6">
            <text:p>General</text:p>
          </table:table-cell>
          <table:table-cell office:value-type="string" table:style-name="ce6">
            <text:p>Beschreibung hinzufügen</text:p>
          </table:table-cell>
          <table:table-cell office:value-type="date" office:date-value="2024-11-18T00:00:00" table:content-validation-name="val1" table:style-name="ce9">
            <text:p>18.11.2024</text:p>
          </table:table-cell>
          <table:table-cell table:content-validation-name="val4" table:style-name="ce6"/>
          <table:table-cell office:value-type="string" table:content-validation-name="val6" table:style-name="ce6">
            <text:p>offen</text:p>
          </table:table-cell>
          <table:table-cell table:content-validation-name="val3" table:style-name="ce6"/>
          <table:table-cell table:style-name="ce6"/>
          <table:table-cell table:style-name="ce6"/>
          <table:table-cell table:style-name="ce6"/>
          <table:table-cell table:number-columns-repeated="16375"/>
        </table:table-row>
        <table:table-row table:style-name="ro1">
          <table:table-cell office:value-type="string" table:content-validation-name="val2" table:style-name="ce6">
            <text:p><text:s/>generel</text:p>
          </table:table-cell>
          <table:table-cell office:value-type="string" table:style-name="ce6">
            <text:p>Sprint Backlog<text:s/></text:p>
          </table:table-cell>
          <table:table-cell office:value-type="date" office:date-value="2024-12-02T00:00:00" table:content-validation-name="val1" table:style-name="ce10">
            <text:p>02.12.2024</text:p>
          </table:table-cell>
          <table:table-cell table:content-validation-name="val4" table:style-name="ce6"/>
          <table:table-cell table:content-validation-name="val6" table:style-name="ce6"/>
          <table:table-cell table:content-validation-name="val3" table:style-name="ce6"/>
          <table:table-cell table:style-name="ce6"/>
          <table:table-cell table:style-name="ce6"/>
          <table:table-cell table:style-name="ce6"/>
          <table:table-cell table:number-columns-repeated="16375"/>
        </table:table-row>
        <table:table-row table:style-name="ro1">
          <table:table-cell office:value-type="string" table:content-validation-name="val2" table:style-name="ce6">
            <text:p><text:s/>generel</text:p>
          </table:table-cell>
          <table:table-cell office:value-type="string" table:style-name="ce6">
            <text:p>Soll-Zeiten<text:s/></text:p>
          </table:table-cell>
          <table:table-cell office:value-type="date" office:date-value="2024-12-02T00:00:00" table:content-validation-name="val1" table:style-name="ce8">
            <text:p>02.12.2024</text:p>
          </table:table-cell>
          <table:table-cell table:content-validation-name="val4" table:style-name="ce6"/>
          <table:table-cell table:content-validation-name="val6" table:style-name="ce6"/>
          <table:table-cell table:content-validation-name="val3" table:style-name="ce6"/>
          <table:table-cell table:style-name="ce6"/>
          <table:table-cell table:style-name="ce6"/>
          <table:table-cell table:style-name="ce6"/>
          <table:table-cell table:number-columns-repeated="16375"/>
        </table:table-row>
        <table:table-row table:style-name="ro1">
          <table:table-cell office:value-type="string" table:content-validation-name="val2" table:style-name="ce6">
            <text:p><text:s/>generel</text:p>
          </table:table-cell>
          <table:table-cell office:value-type="string" table:style-name="ce6">
            <text:p>Gesamtplan</text:p>
          </table:table-cell>
          <table:table-cell office:value-type="date" office:date-value="2024-12-02T00:00:00" table:content-validation-name="val1" table:style-name="ce12">
            <text:p>02.12.2024</text:p>
          </table:table-cell>
          <table:table-cell table:content-validation-name="val4" table:style-name="ce6"/>
          <table:table-cell table:content-validation-name="val6" table:style-name="ce6"/>
          <table:table-cell table:content-validation-name="val3" table:style-name="ce6"/>
          <table:table-cell table:style-name="ce6"/>
          <table:table-cell table:style-name="ce6"/>
          <table:table-cell table:style-name="ce6"/>
          <table:table-cell table:number-columns-repeated="16375"/>
        </table:table-row>
        <table:table-row table:style-name="ro1">
          <table:table-cell office:value-type="string" table:content-validation-name="val2" table:style-name="ce6">
            <text:p><text:s/>generel</text:p>
          </table:table-cell>
          <table:table-cell office:value-type="string" table:style-name="ce6">
            <text:p>Soup/Ots</text:p>
          </table:table-cell>
          <table:table-cell office:value-type="date" office:date-value="2024-12-02T00:00:00" table:content-validation-name="val1" table:style-name="ce11">
            <text:p>02.12.2024</text:p>
          </table:table-cell>
          <table:table-cell table:content-validation-name="val4" table:style-name="ce6"/>
          <table:table-cell table:content-validation-name="val6" table:style-name="ce6"/>
          <table:table-cell table:content-validation-name="val3" table:style-name="ce6"/>
          <table:table-cell table:style-name="ce6"/>
          <table:table-cell table:style-name="ce6"/>
          <table:table-cell table:style-name="ce6"/>
          <table:table-cell table:number-columns-repeated="16375"/>
        </table:table-row>
        <table:table-row table:style-name="ro1">
          <table:table-cell office:value-type="string" table:content-validation-name="val2" table:style-name="ce6">
            <text:p><text:s/>generel</text:p>
          </table:table-cell>
          <table:table-cell office:value-type="string" table:style-name="ce6">
            <text:p>Sprintziele</text:p>
          </table:table-cell>
          <table:table-cell office:value-type="date" office:date-value="2024-12-02T00:00:00" table:content-validation-name="val1" table:style-name="ce11">
            <text:p>02.12.2024</text:p>
          </table:table-cell>
          <table:table-cell table:content-validation-name="val4" table:style-name="ce6"/>
          <table:table-cell table:content-validation-name="val6" table:style-name="ce6"/>
          <table:table-cell table:content-validation-name="val3" table:style-name="ce6"/>
          <table:table-cell table:style-name="ce6"/>
          <table:table-cell table:style-name="ce6"/>
          <table:table-cell table:style-name="ce6"/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Team" table:style-name="ta2">
        <table:table-column table:style-name="co11" table:default-cell-style-name="ce1"/>
        <table:table-column table:style-name="co12" table:default-cell-style-name="ce1"/>
        <table:table-column table:style-name="co10" table:number-columns-repeated="16382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Rol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ns Bloching</text:p>
          </table:table-cell>
          <table:table-cell office:value-type="string" table:style-name="ce1">
            <text:p>Depp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ncent Knapp</text:p>
          </table:table-cell>
          <table:table-cell office:value-type="string" table:style-name="ce1">
            <text:p>Lead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nis Haaf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é Weber</text:p>
          </table:table-cell>
          <table:table-cell office:value-type="string" table:style-name="ce1">
            <text:p>Depp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</text:p>
          </table:table-cell>
          <table:table-cell table:number-columns-repeated="16383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TODO-Gruppen" table:style-name="ta3">
        <table:table-column table:style-name="co13" table:default-cell-style-name="ce1"/>
        <table:table-column table:style-name="co10" table:number-columns-repeated="16383" table:default-cell-style-name="ce1"/>
        <table:table-row table:style-name="ro1">
          <table:table-cell office:value-type="string" table:style-name="ce4">
            <text:p>Grup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k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ral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named-expressions>
        <table:named-expression table:name="Datenschnitt_TODO_Gruppe" table:expression="of:=&quot;&quot;" table:base-cell-address="TODO.$A$1"/>
        <table:named-range table:name="Datum" table:cell-range-address="TODO.$C$5:TODO.$C$14" table:base-cell-address="TODO.$A$1"/>
        <table:named-range table:name="Gruppe" table:cell-range-address="TODO-Gruppen.$A$2:TODO-Gruppen.$A$6" table:base-cell-address="TODO-Gruppen.$A$1"/>
        <table:named-range table:name="Team" table:cell-range-address="Team.$A$2:Team.$A$6" table:base-cell-address="Team.$A$1"/>
        <table:named-range table:name="TODO" table:cell-range-address="TODO.$A$5:TODO.$I$14" table:base-cell-address="TODO.$A$1"/>
      </table:named-expressions>
      <table:database-ranges>
        <table:database-range table:target-range-address="TODO.A4:TODO.I14" table:name="Tabelle2" table:display-filter-buttons="true">
          <table:sort>
            <table:sort-by table:field-number="2"/>
          </table:sort>
        </table:database-range>
        <table:database-range table:target-range-address="Team.A1:Team.B6" table:name="Tabelle4" table:display-filter-buttons="true"/>
        <table:database-range table:target-range-address="TODO-Gruppen.A1:TODO-Gruppen.A6" table:name="Tabelle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cf1" style:family="table-cell" style:data-style-name="N0">
      <style:table-cell-properties fo:background-color="transparent"/>
      <style:text-properties fo:color="#E97132" fo:font-weight="bold" style:font-weight-asian="bold" style:font-weight-complex="bold"/>
    </style:style>
    <style:style style:name="cf2" style:family="table-cell" style:data-style-name="N0">
      <style:text-properties fo:color="#FF0000" fo:font-weight="bold" style:font-weight-asian="bold" style:font-weight-complex="bold"/>
    </style:style>
    <style:style style:name="cf3" style:family="table-cell" style:data-style-name="N0">
      <style:text-properties fo:color="#BFBFBF" fo:font-style="italic" style:font-style-asian="italic" style:font-style-complex="itali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4" style:family="table-cell">
      <style:table-cell-properties fo:background-color="transparent"/>
      <style:text-properties fo:color="#E97132" fo:font-weight="bold" style:font-weight-asian="bold" style:font-weight-complex="bold" style:font-family-generic="swiss"/>
    </style:style>
    <style:style style:name="cf5" style:family="table-cell">
      <style:text-properties fo:color="#FF0000" fo:font-weight="bold" style:font-weight-asian="bold" style:font-weight-complex="bold" style:font-family-generic="swiss"/>
    </style:style>
    <style:style style:name="cf6" style:family="table-cell">
      <style:text-properties fo:color="#BFBFB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student</meta:initial-creator>
    <dc:creator>Dennis Haaf</dc:creator>
    <meta:creation-date>2024-11-18T12:18:38Z</meta:creation-date>
    <dc:date>2024-11-18T19:47:25Z</dc:date>
    <meta:editing-duration>PT0S</meta:editing-duration>
  </office:meta>
</office:document-meta>
</file>